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.1771in" table:align="left"/>
    </style:style>
    <style:style style:name="Table1.A" style:family="table-column">
      <style:table-column-properties style:column-width="5.5951in"/>
    </style:style>
    <style:style style:name="Table1.B" style:family="table-column">
      <style:table-column-properties style:column-width="5.5819in"/>
    </style:style>
    <style:style style:name="Table1.1" style:family="table-row">
      <style:table-row-properties style:min-row-height="0.5417in"/>
    </style:style>
    <style:style style:name="Table2" style:family="table" style:master-page-name="">
      <style:table-properties style:width="5.595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984in" style:rel-column-width="3885*"/>
    </style:style>
    <style:style style:name="Table2.B" style:family="table-column">
      <style:table-column-properties style:column-width="2.6111in" style:rel-column-width="3400*"/>
    </style:style>
    <style:style style:name="Table2.A1" style:family="table-cell">
      <style:table-cell-properties fo:background-color="#e6e6ff" fo:padding="0in" fo:border="none">
        <style:background-image/>
      </style:table-cell-properties>
    </style:style>
    <style:style style:name="Table2.B1" style:family="table-cell">
      <style:table-cell-properties fo:padding="0.0201in" fo:border-left="0.55pt solid #ffffff" fo:border-right="none" fo:border-top="none" fo:border-bottom="none"/>
    </style:style>
    <style:style style:name="Table2.B2" style:family="table-cell">
      <style:table-cell-properties fo:background-color="#e6e6ff" fo:padding="0.0201in" fo:border-left="0.55pt solid #ffffff" fo:border-right="none" fo:border-top="none" fo:border-bottom="none">
        <style:background-image/>
      </style:table-cell-properties>
    </style:style>
    <style:style style:name="Table2.4" style:family="table-row">
      <style:table-row-properties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0000ff" fo:padding="0in" fo:border="none">
        <style:background-image/>
      </style:table-cell-properties>
    </style:style>
    <style:style style:name="Table2.A5" style:family="table-cell">
      <style:table-cell-properties style:vertical-align="" fo:background-color="#e6e6ff" fo:padding="0in" fo:border="none">
        <style:background-image/>
      </style:table-cell-properties>
    </style:style>
    <style:style style:name="Table2.B7" style:family="table-cell">
      <style:table-cell-properties fo:background-color="#0000ff" fo:padding="0.0201in" fo:border-left="0.55pt solid #ffffff" fo:border-right="none" fo:border-top="none" fo:border-bottom="none">
        <style:background-image/>
      </style:table-cell-properties>
    </style:style>
    <style:style style:name="Table3" style:family="table">
      <style:table-properties style:width="5.5819in" table:align="margins" style:shadow="none"/>
    </style:style>
    <style:style style:name="Table3.A" style:family="table-column">
      <style:table-column-properties style:column-width="2.791in" style:rel-column-width="32767*"/>
    </style:style>
    <style:style style:name="Table3.B1" style:family="table-cell">
      <style:table-cell-properties fo:padding="0in" fo:border-left="0.3pt solid #ffffff" fo:border-right="none" fo:border-top="none" fo:border-bottom="none"/>
    </style:style>
    <style:style style:name="Table3.A2" style:family="table-cell">
      <style:table-cell-properties fo:background-color="#e6e6ff">
        <style:background-image/>
      </style:table-cell-properties>
    </style:style>
    <style:style style:name="Table3.B4" style:family="table-cell">
      <style:table-cell-properties fo:background-color="#e6e6ff" fo:padding="0in" fo:border-left="0.3pt solid #ffffff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style:font-name="Ubuntu Condensed" fo:font-size="10pt" fo:font-weight="bold" officeooo:paragraph-rsid="00181961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Ubuntu" fo:font-size="22pt" officeooo:paragraph-rsid="0000557b" style:font-size-asian="22pt" style:font-size-complex="22pt"/>
    </style:style>
    <style:style style:name="P3" style:family="paragraph" style:parent-style-name="Table_20_Contents">
      <style:text-properties style:font-name="Ubuntu" fo:font-size="11pt" style:font-size-asian="11pt" style:font-size-complex="11pt"/>
    </style:style>
    <style:style style:name="P4" style:family="paragraph" style:parent-style-name="Table_20_Contents">
      <style:text-properties style:font-name="Ubuntu" fo:font-size="11pt" officeooo:paragraph-rsid="0000557b" style:font-size-asian="11pt" style:font-size-complex="11pt"/>
    </style:style>
    <style:style style:name="P5" style:family="paragraph" style:parent-style-name="Table_20_Contents">
      <style:text-properties style:font-name="Ubuntu" fo:font-size="11pt" officeooo:paragraph-rsid="0002ac2b" style:font-size-asian="11pt" style:font-size-complex="11pt"/>
    </style:style>
    <style:style style:name="P6" style:family="paragraph" style:parent-style-name="Table_20_Contents">
      <style:text-properties style:font-name="Ubuntu" fo:font-size="11pt" officeooo:paragraph-rsid="000a7369" style:font-size-asian="11pt" style:font-size-complex="11pt"/>
    </style:style>
    <style:style style:name="P7" style:family="paragraph" style:parent-style-name="Table_20_Contents">
      <style:text-properties style:font-name="Ubuntu" fo:font-size="11pt" officeooo:paragraph-rsid="0012ff81" style:font-size-asian="11pt" style:font-size-complex="11pt"/>
    </style:style>
    <style:style style:name="P8" style:family="paragraph" style:parent-style-name="Table_20_Contents">
      <style:text-properties style:font-name="Ubuntu Condensed" fo:font-size="11pt" officeooo:paragraph-rsid="0000557b" style:font-size-asian="11pt" style:font-size-complex="11pt"/>
    </style:style>
    <style:style style:name="P9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paragraph-rsid="0000557b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00557b" officeooo:paragraph-rsid="0000557b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0091fa" officeooo:paragraph-rsid="000091fa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016aa6" officeooo:paragraph-rsid="0000557b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016aa6" officeooo:paragraph-rsid="0013f418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background-color="#e6e6ff">
        <style:background-image/>
      </style:paragraph-properties>
      <style:text-properties style:font-name="Ubuntu" fo:font-size="11pt" officeooo:paragraph-rsid="000a7369" style:font-size-asian="11pt" style:font-size-complex="11pt"/>
    </style:style>
    <style:style style:name="P15" style:family="paragraph" style:parent-style-name="Table_20_Contents">
      <style:paragraph-properties fo:background-color="#e6e6ff">
        <style:background-image/>
      </style:paragraph-properties>
      <style:text-properties style:font-name="Ubuntu" fo:font-size="11pt" officeooo:paragraph-rsid="0012ff81" style:font-size-asian="11pt" style:font-size-complex="11pt"/>
    </style:style>
    <style:style style:name="P16" style:family="paragraph" style:parent-style-name="Table_20_Contents">
      <style:paragraph-properties fo:background-color="#e6e6ff">
        <style:background-image/>
      </style:paragraph-properties>
      <style:text-properties fo:color="#000000" style:font-name="Ubuntu" fo:font-size="11pt" fo:font-weight="normal" officeooo:rsid="00016aa6" officeooo:paragraph-rsid="0015534f" style:font-size-asian="11pt" style:font-weight-asian="normal" style:font-size-complex="11pt" style:font-weight-complex="normal"/>
    </style:style>
    <style:style style:name="P17" style:family="paragraph">
      <style:paragraph-properties fo:text-align="center"/>
      <style:text-properties style:font-name="Ubuntu Condensed" fo:font-size="10pt" style:font-size-asian="10pt" style:font-size-complex="10pt"/>
    </style:style>
    <style:style style:name="P18" style:family="paragraph">
      <style:paragraph-properties fo:text-align="center"/>
      <style:text-properties style:font-name="Ubuntu Condensed" fo:font-weight="bold" style:font-weight-asian="bold" style:font-weight-complex="bold"/>
    </style:style>
    <style:style style:name="P19" style:family="paragraph">
      <style:paragraph-properties fo:text-align="center"/>
      <style:text-properties style:font-name="Ubuntu Condensed"/>
    </style:style>
    <style:style style:name="P20" style:family="paragraph">
      <style:paragraph-properties fo:text-align="center"/>
    </style:style>
    <style:style style:name="T1" style:family="text">
      <style:text-properties officeooo:rsid="0000557b"/>
    </style:style>
    <style:style style:name="T2" style:family="text">
      <style:text-properties fo:color="#0000ff" officeooo:rsid="0000557b"/>
    </style:style>
    <style:style style:name="T3" style:family="text">
      <style:text-properties fo:color="#0000ff" officeooo:rsid="000091fa"/>
    </style:style>
    <style:style style:name="T4" style:family="text">
      <style:text-properties fo:color="#0000ff" officeooo:rsid="0009f366"/>
    </style:style>
    <style:style style:name="T5" style:family="text">
      <style:text-properties fo:color="#0000ff" fo:font-size="9pt" officeooo:rsid="000a7369" style:font-size-asian="9pt" style:font-size-complex="9pt"/>
    </style:style>
    <style:style style:name="T6" style:family="text">
      <style:text-properties fo:color="#0000ff" officeooo:rsid="000a7369"/>
    </style:style>
    <style:style style:name="T7" style:family="text">
      <style:text-properties fo:color="#0000ff" officeooo:rsid="0012ff81"/>
    </style:style>
    <style:style style:name="T8" style:family="text">
      <style:text-properties fo:color="#0000ff" officeooo:rsid="0015534f"/>
    </style:style>
    <style:style style:name="T9" style:family="text">
      <style:text-properties officeooo:rsid="000091fa"/>
    </style:style>
    <style:style style:name="T10" style:family="text">
      <style:text-properties officeooo:rsid="00016aa6"/>
    </style:style>
    <style:style style:name="T11" style:family="text">
      <style:text-properties officeooo:rsid="0002ac2b"/>
    </style:style>
    <style:style style:name="T12" style:family="text">
      <style:text-properties fo:color="#000000" fo:font-size="9pt" officeooo:rsid="0002ac2b" style:font-size-asian="9pt" style:font-size-complex="9pt"/>
    </style:style>
    <style:style style:name="T13" style:family="text">
      <style:text-properties fo:color="#000000" fo:font-size="9pt" officeooo:rsid="000a7369" style:font-size-asian="9pt" style:font-size-complex="9pt"/>
    </style:style>
    <style:style style:name="T14" style:family="text">
      <style:text-properties fo:font-size="9pt" officeooo:rsid="000091fa" style:font-size-asian="9pt" style:font-size-complex="9pt"/>
    </style:style>
    <style:style style:name="T15" style:family="text">
      <style:text-properties fo:font-size="9pt" officeooo:rsid="0002ac2b" style:font-size-asian="9pt" style:font-size-complex="9pt"/>
    </style:style>
    <style:style style:name="T16" style:family="text">
      <style:text-properties fo:font-size="9pt" officeooo:rsid="0015534f" style:font-size-asian="9pt" style:font-size-complex="9pt"/>
    </style:style>
    <style:style style:name="T17" style:family="text">
      <style:text-properties officeooo:rsid="0009f366"/>
    </style:style>
    <style:style style:name="T18" style:family="text">
      <style:text-properties officeooo:rsid="000a7369"/>
    </style:style>
    <style:style style:name="T19" style:family="text">
      <style:text-properties officeooo:rsid="00115774"/>
    </style:style>
    <style:style style:name="T20" style:family="text">
      <style:text-properties officeooo:rsid="0012ff81"/>
    </style:style>
    <style:style style:name="T21" style:family="text">
      <style:text-properties officeooo:rsid="0013f418"/>
    </style:style>
    <style:style style:name="T22" style:family="text">
      <style:text-properties officeooo:rsid="0015534f"/>
    </style:style>
    <style:style style:name="T23" style:family="text">
      <style:text-properties officeooo:rsid="00181961"/>
    </style:style>
    <style:style style:name="T24" style:family="text"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Ubuntu Condensed" fo:font-size="10pt" style:font-size-asian="10pt" style:font-size-complex="10pt"/>
    </style:style>
    <style:style style:name="T26" style:family="text">
      <style:text-properties fo:color="#ffffff" style:font-name="Ubuntu Condensed"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ffffff" fo:font-weight="bold" style:font-weight-asian="bold" style:font-weight-complex="bold"/>
    </style:style>
    <style:style style:name="T29" style:family="text">
      <style:text-properties fo:color="#ffffff" style:font-name="Ubuntu Condensed" fo:font-weight="bold" style:font-weight-asian="bold" style:font-weight-complex="bold"/>
    </style:style>
    <style:style style:name="gr1" style:family="graphic">
      <style:graphic-properties svg:stroke-width="0.0201in" svg:stroke-color="#ff950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aecf00" draw:fill="solid" draw:fill-color="#0066cc" draw:textarea-horizontal-align="justify" draw:textarea-vertical-align="middle" draw:auto-grow-height="fals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2"><draw:custom-shape text:anchor-type="paragraph" draw:z-index="0" draw:style-name="gr1" draw:text-style-name="P17" svg:width="0.7087in" svg:height="0.5524in" svg:x="5.7516in" svg:y="0.9547in"><text:p text:style-name="P17"><text:span text:style-name="T24">Create</text:span><text:span text:style-name="T25"><text:line-break/></text:span><text:span text:style-name="T26">init</text:span><text:span text:style-name="T26"><text:line-break/></text:span><text:span text:style-name="T26">clo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17" svg:width="0.7087in" svg:height="1.0335in" svg:x="6.2618in" svg:y="1.7256in"><text:p text:style-name="P17"><text:span text:style-name="T27">Browse</text:span><text:line-break/><text:span text:style-name="T28">status</text:span></text:p><text:p text:style-name="P17"><text:span text:style-name="T28">Log</text:span></text:p><text:p text:style-name="P17"><text:span text:style-name="T28">Show </text:span></text:p><text:p text:style-name="P17"><text:span text:style-name="T28">Diff</text:span></text:p><text:p text:style-name="P17"><text:span text:style-name="T28">bran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draw:text-style-name="P18" svg:width="0.7087in" svg:height="0.448in" svg:x="6.8681in" svg:y="0.9862in"><text:p text:style-name="P18"><text:span text:style-name="T29">Chan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19" svg:width="0.7087in" svg:height="0.8567in" svg:x="8.0016in" svg:y="0.7673in"><text:p text:style-name="P19"><text:span text:style-name="T24">Revert</text:span></text:p><text:p text:style-name="P19"><text:span text:style-name="T26">Reset</text:span></text:p><text:p text:style-name="P19"><text:span text:style-name="T26">Checkout</text:span></text:p><text:p text:style-name="P19"><text:span text:style-name="T26">reve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17" svg:width="0.7087in" svg:height="0.815in" svg:x="8.8035in" svg:y="1.4382in"><text:p text:style-name="P17"><text:span text:style-name="T24">Update</text:span></text:p><text:p text:style-name="P17"><text:span text:style-name="T26">Pull</text:span></text:p><text:p text:style-name="P17"><text:span text:style-name="T26">Fetch</text:span></text:p><text:p text:style-name="P17"><text:span text:style-name="T26">Merge</text:span></text:p><text:p text:style-name="P17"><text:span text:style-name="T26">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Git: </text:span><text:span text:style-name="T2">C</text:span><text:span text:style-name="T3">ompendio</text:span></text:p>
          </table:table-cell>
          <table:table-cell table:number-rows-spanned="3" office:value-type="string">
            <text:p text:style-name="Table_20_Contents"><draw:path text:anchor-type="paragraph" draw:z-index="14" draw:style-name="gr3" draw:text-style-name="P20" svg:width="2.1374in" svg:height="0.6689in" draw:transform="rotate (-0.084124869946127) translate (2.77359292574818in 0.100505978820714in)" svg:viewBox="0 0 5430 1700" svg:d="m0 1700c133-665 583-1632 2303-1697s3276 1058 3116 1049"><text:p/></draw:path></text:p>
            <text:p text:style-name="P3"><draw:line text:anchor-type="paragraph" draw:z-index="17" draw:style-name="gr4" draw:text-style-name="P20" svg:x1="3.4091in" svg:y1="0.2882in" svg:x2="3.1146in" svg:y2="0.6319in"><text:p/></draw:line><draw:line text:anchor-type="paragraph" draw:z-index="16" draw:style-name="gr4" draw:text-style-name="P20" svg:x1="4.4791in" svg:y1="0.5756in" svg:x2="4.1173in" svg:y2="0.3299in"><text:p/></draw:line><draw:line text:anchor-type="paragraph" draw:z-index="15" draw:style-name="gr3" draw:text-style-name="P20" svg:x1="3.5728in" svg:y1="1.2465in" svg:x2="3.802in" svg:y2="0.7201in"><text:p/></draw:line><draw:custom-shape text:anchor-type="paragraph" draw:z-index="5" draw:style-name="gr1" draw:text-style-name="P17" svg:width="0.7087in" svg:height="0.5543in" svg:x="3.4091in" svg:y="0.1661in"><text:p text:style-name="P17"><text:span text:style-name="T24">Branch</text:span><text:span text:style-name="T25"><text:line-break/></text:span><text:span text:style-name="T26">checkout</text:span><text:span text:style-name="T26"><text:line-break/></text:span><text:span text:style-name="T26">bran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text:anchor-type="paragraph" draw:z-index="13" draw:style-name="gr3" draw:text-style-name="P20" svg:width="1.622in" svg:height="0.4256in" draw:transform="rotate (-0.084124869946127) translate (1.62092818864259in 1.24009054733314in)" svg:viewBox="0 0 4121 1082" svg:d="m39 47c-258-272 806 721 1942 971s2285-303 2125-312"><text:p/></draw:path><draw:line text:anchor-type="paragraph" draw:z-index="11" draw:style-name="gr3" draw:text-style-name="P20" svg:x1="4.8331in" svg:y1="0.9484in" svg:x2="4.8228in" svg:y2="1.3413in"><text:p/></draw:line><draw:custom-shape text:anchor-type="paragraph" draw:z-index="6" draw:style-name="gr1" draw:text-style-name="P17" svg:width="0.7087in" svg:height="0.448in" svg:x="4.4791in" svg:y="0.5008in"><text:p text:style-name="P17"><text:span text:style-name="T24">Commit</text:span><text:span text:style-name="T25"><text:line-break/></text:span><text:span text:style-name="T26">commi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3"><draw:path text:anchor-type="paragraph" draw:z-index="9" draw:style-name="gr3" draw:text-style-name="P20" svg:width="2.002in" svg:height="0.4047in" draw:transform="rotate (-3.08766197970317) translate (2.51563642467346in 0.47981450304313in)" svg:viewBox="0 0 5086 1029" svg:d="m29 205c-278-254 1522 760 2658 821s2546-1017 2387-1026"><text:p/></draw:path></text:p>
            <text:p text:style-name="P3"/>
            <text:p text:style-name="P3"/>
            <text:p text:style-name="P3"/>
            <text:p text:style-name="P3"><draw:path text:anchor-type="paragraph" draw:z-index="12" draw:style-name="gr3" draw:text-style-name="P20" svg:width="2.9091in" svg:height="1.4709in" draw:transform="rotate (-0.084124869946127) translate (1.68151567633674in -0.173675272023736in)" svg:viewBox="0 0 7390 3737" svg:d="m0 1415c301 711 3612 2821 5154 2213s2376-3618 2216-3628"><text:p/></draw:path><draw:line text:anchor-type="paragraph" draw:z-index="19" draw:style-name="gr4" draw:text-style-name="P20" svg:x1="3.802in" svg:y1="0.3681in" svg:x2="4.4791in" svg:y2="0.0244in"><text:p/></draw:line><draw:line text:anchor-type="paragraph" draw:z-index="8" draw:style-name="gr3" draw:text-style-name="P20" svg:x1="1.9811in" svg:y1="0.1661in" svg:x2="2.4063in" svg:y2="0.1661in"><text:p/></draw:line><draw:line text:anchor-type="paragraph" draw:z-index="7" draw:style-name="gr3" draw:text-style-name="P20" svg:x1="0.8646in" svg:y1="0.1555in" svg:x2="1.2728in" svg:y2="0.1555in"><text:p/></draw:line></text:p>
            <text:p text:style-name="P3"/>
            <text:p text:style-name="P3"><draw:custom-shape text:anchor-type="paragraph" draw:z-index="10" draw:style-name="gr1" draw:text-style-name="P17" svg:width="0.7087in" svg:height="0.5543in" svg:x="4.4791in" svg:y="0.122in"><text:p text:style-name="P17"><text:span text:style-name="T24">Publish</text:span><text:span text:style-name="T25"><text:line-break/></text:span><text:span text:style-name="T26">push</text:span><text:span text:style-name="T26"><text:line-break/></text:span><text:span text:style-name="T26">pat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" draw:style-name="gr4" draw:text-style-name="P20" svg:x1="0.4898in" svg:y1="0.0854in" svg:x2="0.6669in" svg:y2="0.3917in"><text:p/></draw:lin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able:table table:name="Table3" table:style-name="Table3">
              <table:table-column table:style-name="Table3.A" table:number-columns-repeated="2"/>
              <table:table-row>
                <table:table-cell office:value-type="string">
                  <text:p text:style-name="P12">Aggiornare<text:line-break/></text:p>
                </table:table-cell>
                <table:table-cell table:style-name="Table3.B1" office:value-type="string">
                  <text:p text:style-name="P12">Pubblicare<text:line-break/></text:p>
                </table:table-cell>
              </table:table-row>
              <table:table-row>
                <table:table-cell table:style-name="Table3.A2" office:value-type="string">
                  <text:p text:style-name="P6"><text:span text:style-name="T17">Carica gli ultimi aggiornamenti da origin<text:line-break/></text:span><text:span text:style-name="T4">git fetch</text:span><text:span text:style-name="T17"> </text:span><text:span text:style-name="T12">(</text:span><text:span text:style-name="T13">non esegue un merge</text:span><text:span text:style-name="T12">)</text:span></text:p>
                </table:table-cell>
                <table:table-cell table:style-name="Table3.B1" office:value-type="string">
                  <text:p text:style-name="P14"><text:span text:style-name="T18">Salva tutte le modifiche<text:line-break/></text:span><text:span text:style-name="T6">git commit -a</text:span></text:p>
                </table:table-cell>
              </table:table-row>
              <table:table-row>
                <table:table-cell table:style-name="Table3.A2" office:value-type="string">
                  <text:p text:style-name="P6"><text:span text:style-name="T17">Carica gli ultimi aggiornamenti da origin<text:line-break/></text:span><text:span text:style-name="T4">git pull </text:span><text:span text:style-name="T12">(</text:span><text:span text:style-name="T13">ed esegue un merge</text:span><text:span text:style-name="T12">)</text:span></text:p>
                </table:table-cell>
                <table:table-cell table:style-name="Table3.B1" office:value-type="string">
                  <text:p text:style-name="P14"><text:span text:style-name="T18">Prepara una patch per altri programmatori<text:line-break/></text:span><text:span text:style-name="T6">git format-patch origin</text:span></text:p>
                </table:table-cell>
              </table:table-row>
              <table:table-row>
                <table:table-cell table:style-name="Table3.A2" office:value-type="string">
                  <text:p text:style-name="P6"><text:span text:style-name="T17">Applicare una patch preparata da altri<text:line-break/></text:span><text:span text:style-name="T4">git am apatch.patch <text:line-break/></text:span><text:span text:style-name="T12">(</text:span><text:span text:style-name="T13">in caso di conflitti, dopo averli risolti continuare con </text:span><text:span text:style-name="T5">git am --resolved</text:span><text:span text:style-name="T12">)</text:span></text:p>
                </table:table-cell>
                <table:table-cell table:style-name="Table3.B4" office:value-type="string">
                  <text:p text:style-name="P14"><text:span text:style-name="T18">Salva le commit su server remoto (origin)</text:span></text:p>
                  <text:p text:style-name="P14"><text:span text:style-name="T6">git push</text:span><text:span text:style-name="T18"> </text:span></text:p>
                </table:table-cell>
              </table:table-row>
              <table:table-row>
                <table:table-cell table:style-name="Table3.A2" office:value-type="string">
                  <text:p text:style-name="P6"/>
                </table:table-cell>
                <table:table-cell table:style-name="Table3.B4" office:value-type="string">
                  <text:p text:style-name="P14"><text:span text:style-name="T18">Mette un tag/milestone</text:span></text:p>
                  <text:p text:style-name="P14"><text:span text:style-name="T6">git tag V1.0</text:span><text:span text:style-name="T18"> </text:span></text:p>
                </table:table-cell>
              </table:table-row>
              <table:table-row>
                <table:table-cell table:style-name="Table3.A2" office:value-type="string">
                  <text:p text:style-name="P6"/>
                </table:table-cell>
                <table:table-cell table:style-name="Table3.B4" office:value-type="string">
                  <text:p text:style-name="P14"/>
                </table:table-cell>
              </table:table-row>
              <table:table-row>
                <table:table-cell table:style-name="Table3.A2" table:number-columns-spanned="2" office:value-type="string">
                  <text:p text:style-name="P12"><text:span text:style-name="T19">Configura</text:span><text:span text:style-name="T20">zione – cose utili<text:line-break/></text:span></text:p>
                </table:table-cell>
                <table:covered-table-cell/>
              </table:table-row>
              <table:table-row>
                <table:table-cell table:style-name="Table3.A2" office:value-type="string">
                  <text:p text:style-name="P7"><text:span text:style-name="T20">Colori dell'interfaccia<text:line-break/></text:span><text:span text:style-name="T7">git config –global color.ui auto</text:span></text:p>
                </table:table-cell>
                <table:table-cell table:style-name="Table3.B4" office:value-type="string">
                  <text:p text:style-name="P15"><text:span text:style-name="T20">Log </text:span><text:span text:style-name="T21">più leggibili</text:span><text:span text:style-name="T20"><text:line-break/></text:span><text:span text:style-name="T7">git log --pretty=online</text:span></text:p>
                </table:table-cell>
              </table:table-row>
              <table:table-row>
                <table:table-cell table:style-name="Table3.A2" table:number-columns-spanned="2" office:value-type="string">
                  <text:p text:style-name="P13"><text:span text:style-name="T21">Interfacce grafiche<text:line-break/></text:span></text:p>
                </table:table-cell>
                <table:covered-table-cell/>
              </table:table-row>
              <table:table-row>
                <table:table-cell table:style-name="Table3.A2" office:value-type="string">
                  <text:p text:style-name="P16"><text:span text:style-name="T22"><text:s/>Gitk </text:span><text:span text:style-name="T15">(</text:span><text:span text:style-name="T16">integrato nell'installazione git standard</text:span><text:span text:style-name="T15">)</text:span><text:span text:style-name="T22"><text:line-break/></text:span><text:span text:style-name="T8">$prompt&gt; gitk </text:span></text:p>
                </table:table-cell>
                <table:table-cell table:style-name="Table3.A2" office:value-type="string">
                  <text:p text:style-name="Standard"/>
                </table:table-cell>
              </table:table-row>
              <table:table-row>
                <table:table-cell table:style-name="Table3.A2" table:number-columns-spanned="2" office:value-type="string">
                  <text:p text:style-name="P16"><text:a xlink:type="simple" xlink:href="https://delicious.com/matthew.mccullough/git+gui"><text:span text:style-name="T22">https://delicious.com/matthew.mccullough/git+gui</text:span></text:a><text:span text:style-name="T22"><text:line-break/>Elenco di client Git, per tutti i gusti</text:span></text:p>
                </table:table-cell>
                <table:covered-table-cell/>
              </table:table-row>
            </table:table>
            <text:p text:style-name="P3"/>
          </table:table-cell>
        </table:table-row>
        <table:table-row>
          <table:table-cell office:value-type="string">
            <text:p text:style-name="P8"><text:span text:style-name="T1">Da ricordare: git command –help per avere aiuto su un dato comando<text:line-break/>Configurazione globale di Git: $HOME/.gitconfig (</text:span><text:span text:style-name="T2">git config --help</text:span><text:span text:style-name="T1">)</text:span></text:p>
          </table:table-cell>
          <table:covered-table-cell/>
        </table:table-row>
        <table:table-row>
          <table:table-cell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9"><text:span text:style-name="T1">Crea</text:span><text:span text:style-name="T9">re<text:line-break/></text:span></text:p>
                </table:table-cell>
                <table:table-cell table:style-name="Table2.B1" office:value-type="string">
                  <text:p text:style-name="P10">Tornare sui propri passi<text:line-break/></text:p>
                </table:table-cell>
              </table:table-row>
              <table:table-row>
                <table:table-cell table:style-name="Table2.A1" office:value-type="string">
                  <text:p text:style-name="P4"><text:span text:style-name="T1">Da dati esistenti<text:line-break/></text:span><text:span text:style-name="T2">cd ~/projects/myproject<text:line-break/>git init<text:line-break/>git add</text:span></text:p>
                </table:table-cell>
                <table:table-cell table:style-name="Table2.B2" office:value-type="string">
                  <text:p text:style-name="P4"><text:span text:style-name="T10">Ritornare all'ultima commit<text:line-break/></text:span><text:span text:style-name="T2">git reset –hard<text:line-break/> <text:s text:c="3"/></text:span><text:span text:style-name="T12">( !! non si può annullare)</text:span></text:p>
                </table:table-cell>
              </table:table-row>
              <table:table-row>
                <table:table-cell table:style-name="Table2.A1" office:value-type="string">
                  <text:p text:style-name="P4"><text:span text:style-name="T1">Da un repository esistente<text:line-break/></text:span><text:span text:style-name="T2">git clone ~/exist/repo ~new/repo</text:span></text:p>
                </table:table-cell>
                <table:table-cell table:style-name="Table2.B2" office:value-type="string">
                  <text:p text:style-name="P4"><text:span text:style-name="T10">Annullare l'ultima commit<text:line-break/></text:span><text:span text:style-name="T2">git revert HEAD </text:span><text:span text:style-name="T12">(crea una nuova commit)</text:span></text:p>
                </table:table-cell>
              </table:table-row>
              <table:table-row table:style-name="Table2.4">
                <table:table-cell table:style-name="Table2.A4" office:value-type="string">
                  <text:p text:style-name="P11">Mostrare</text:p>
                </table:table-cell>
                <table:table-cell table:style-name="Table2.B2" office:value-type="string">
                  <text:p text:style-name="P5"><text:span text:style-name="T10">Annullare una specifica commit<text:line-break/></text:span><text:span text:style-name="T2">git revert $id </text:span><text:span text:style-name="T12">(crea una nuova commit)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4"><text:span text:style-name="T9">Files cambiati nella wd<text:line-break/></text:span><text:span text:style-name="T2">git status</text:span></text:p>
                </table:table-cell>
                <table:table-cell table:style-name="Table2.B2" office:value-type="string">
                  <text:p text:style-name="P5"><text:span text:style-name="T10">Correggere l'ultima commit<text:line-break/></text:span><text:span text:style-name="T2">git commit –amend<text:line-break/> <text:s text:c="3"/></text:span><text:span text:style-name="T12">(dopo aver corretto gli errori)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4"><text:span text:style-name="T9">Modifiche rispetto all'ultima </text:span><text:span text:style-name="T2">commit</text:span><text:span text:style-name="T9"><text:line-break/></text:span><text:span text:style-name="T2">git diff</text:span></text:p>
                </table:table-cell>
                <table:table-cell table:style-name="Table2.B2" office:value-type="string">
                  <text:p text:style-name="P4"><text:span text:style-name="T10">Riprendere una certa versione di file<text:line-break/></text:span><text:span text:style-name="T2">git checkout $id $file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4"><text:span text:style-name="T9">Cosa è cambiato tra due commit<text:line-break/></text:span><text:span text:style-name="T2">git diff $id1 $id2</text:span></text:p>
                </table:table-cell>
                <table:table-cell table:style-name="Table2.B7" office:value-type="string">
                  <text:p text:style-name="P10"><text:span text:style-name="T10">Biforcazioni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4"><text:span text:style-name="T9">Storia dei cambiamenti<text:line-break/></text:span><text:span text:style-name="T2">git log</text:span></text:p>
                </table:table-cell>
                <table:table-cell table:style-name="Table2.B2" office:value-type="string">
                  <text:p text:style-name="P4"><text:span text:style-name="T10">Spostarsi su un $id branch<text:line-break/></text:span><text:span text:style-name="T2">git checkout $id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4"><text:span text:style-name="T9">Cambiamenti per un file con diff<text:line-break/></text:span><text:span text:style-name="T2">git log -p $file $dir/etc/tory/</text:span></text:p>
                </table:table-cell>
                <table:table-cell table:style-name="Table2.B2" office:value-type="string">
                  <text:p text:style-name="P4"><text:span text:style-name="T10">Merge tra branch $1 e $2<text:line-break/></text:span><text:span text:style-name="T2">git checkout $2<text:line-break/>git merge $1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4"><text:span text:style-name="T9">Chi ha cambiato cosa e quando<text:line-break/></text:span><text:span text:style-name="T2">git blame $file</text:span></text:p>
                </table:table-cell>
                <table:table-cell table:style-name="Table2.B2" office:value-type="string">
                  <text:p text:style-name="P4"><text:span text:style-name="T10">Creare un branch $new partendo da HEAD<text:line-break/></text:span><text:span text:style-name="T2">git branch $new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4"><text:span text:style-name="T9">Una commit identificata $id<text:line-break/></text:span><text:span text:style-name="T2">git show $id</text:span></text:p>
                </table:table-cell>
                <table:table-cell table:style-name="Table2.B2" office:value-type="string">
                  <text:p text:style-name="P4"><text:span text:style-name="T10">Creare il branch $new partendo dal branch $old, e posizionarsi su $new<text:line-break/></text:span><text:span text:style-name="T2">git checkout -b $new $old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4"><text:span text:style-name="T9">Uno specifico file da una specifica commit<text:line-break/></text:span><text:span text:style-name="T2">git show $id:$file</text:span></text:p>
                </table:table-cell>
                <table:table-cell table:style-name="Table2.B2" office:value-type="string">
                  <text:p text:style-name="P4"><text:span text:style-name="T10">Cancellare un $branch b</text:span><text:span text:style-name="T11">r</text:span><text:span text:style-name="T10">anch<text:line-break/></text:span><text:span text:style-name="T2">git branch -d $branch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4"><text:span text:style-name="T9">Tutti i branch locali<text:line-break/></text:span><text:span text:style-name="T2">git branch</text:span><text:span text:style-name="T9"><text:line-break/> <text:s text:c="11"/></text:span><text:span text:style-name="T14">(* indica il branch corrente)</text:span></text:p>
                </table:table-cell>
                <table:table-cell table:style-name="Table2.B2" office:value-type="string">
                  <text:p text:style-name="P3"/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Standard"/>
      <text:p text:style-name="P1"><text:span text:style-name="T23">Bticino s.p.a – Direzione Sistemi informativi – Luigi Talamona: luigi.talamona@bticino.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5953in" style:type="center"/>
          <style:tab-stop style:position="11.190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talamona</meta:initial-creator>
    <meta:creation-date>2013-08-28T16:02:55</meta:creation-date>
    <dc:date>2013-08-29T14:29:08</dc:date>
    <dc:creator>luigi talamona</dc:creator>
    <meta:editing-duration>PT22H15M38S</meta:editing-duration>
    <meta:editing-cycles>18</meta:editing-cycles>
    <meta:generator>LibreOffice/3.6$Linux_x86 LibreOffice_project/2ef5aff-a6fb0ff-166bdff-cf087ad-0f1389</meta:generator>
    <meta:document-statistic meta:table-count="3" meta:image-count="0" meta:object-count="0" meta:page-count="1" meta:paragraph-count="45" meta:word-count="356" meta:character-count="2279" meta:non-whitespace-character-count="1940"/>
  </office:meta>
</office:document-meta>
</file>